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Bit 2</text:p>
          </table:table-cell>
          <table:table-cell table:style-name="ce1" office:value-type="string" calcext:value-type="string">
            <text:p>Bit 1</text:p>
          </table:table-cell>
          <table:table-cell table:style-name="ce1" office:value-type="string" calcext:value-type="string">
            <text:p>Bit 0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Rv</text:p>
          </table:table-cell>
          <table:table-cell table:style-name="ce1" office:value-type="string" calcext:value-type="string">
            <text:p>Val</text:p>
          </table:table-cell>
          <table:table-cell table:style-name="ce1" table:number-columns-repeated="2"/>
          <table:table-cell table:style-name="ce1" office:value-type="string" calcext:value-type="string">
            <text:p>BitVal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ERROR(1/(IFERROR(1/([.A3]*[.A$2]);0) + IFERROR(1/([.B3]*[.B$2]);0) + IFERROR(1/([.C3]*[.C$2]);0));0)" office:value-type="float" office:value="3900" calcext:value-type="float">
            <text:p>3900</text:p>
          </table:table-cell>
          <table:table-cell table:formula="of:=ROUND([.$D$2]/([.$D$2] + [.E3]) * 1024; 0)" office:value-type="float" office:value="209" calcext:value-type="float">
            <text:p>209</text:p>
          </table:table-cell>
          <table:table-cell table:formula="of:=(([.F4]-[.F3])/2)+[.F3]" office:value-type="float" office:value="275" calcext:value-type="float">
            <text:p>27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ERROR(1/(IFERROR(1/([.A4]*[.A$2]);0) + IFERROR(1/([.B4]*[.B$2]);0) + IFERROR(1/([.C4]*[.C$2]);0));0)" office:value-type="float" office:value="2000" calcext:value-type="float">
            <text:p>2000</text:p>
          </table:table-cell>
          <table:table-cell table:formula="of:=ROUND([.$D$2]/([.$D$2] + [.E4]) * 1024; 0)" office:value-type="float" office:value="341" calcext:value-type="float">
            <text:p>341</text:p>
          </table:table-cell>
          <table:table-cell table:formula="of:=(([.F5]-[.F4])/2)+[.F4]" office:value-type="float" office:value="391" calcext:value-type="float">
            <text:p>3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ERROR(1/(IFERROR(1/([.A5]*[.A$2]);0) + IFERROR(1/([.B5]*[.B$2]);0) + IFERROR(1/([.C5]*[.C$2]);0));0)" office:value-type="float" office:value="1322.03389830508" calcext:value-type="float">
            <text:p>1322.0338983051</text:p>
          </table:table-cell>
          <table:table-cell table:formula="of:=ROUND([.$D$2]/([.$D$2] + [.E5]) * 1024; 0)" office:value-type="float" office:value="441" calcext:value-type="float">
            <text:p>441</text:p>
          </table:table-cell>
          <table:table-cell table:formula="of:=(([.F6]-[.F5])/2)+[.F5]" office:value-type="float" office:value="476.5" calcext:value-type="float">
            <text:p>476.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ERROR(1/(IFERROR(1/([.A6]*[.A$2]);0) + IFERROR(1/([.B6]*[.B$2]);0) + IFERROR(1/([.C6]*[.C$2]);0));0)" office:value-type="float" office:value="1000" calcext:value-type="float">
            <text:p>1000</text:p>
          </table:table-cell>
          <table:table-cell table:formula="of:=ROUND([.$D$2]/([.$D$2] + [.E6]) * 1024; 0)" office:value-type="float" office:value="512" calcext:value-type="float">
            <text:p>512</text:p>
          </table:table-cell>
          <table:table-cell table:formula="of:=(([.F7]-[.F6])/2)+[.F6]" office:value-type="float" office:value="541" calcext:value-type="float">
            <text:p>54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ERROR(1/(IFERROR(1/([.A7]*[.A$2]);0) + IFERROR(1/([.B7]*[.B$2]);0) + IFERROR(1/([.C7]*[.C$2]);0));0)" office:value-type="float" office:value="795.918367346939" calcext:value-type="float">
            <text:p>795.9183673469</text:p>
          </table:table-cell>
          <table:table-cell table:formula="of:=ROUND([.$D$2]/([.$D$2] + [.E7]) * 1024; 0)" office:value-type="float" office:value="570" calcext:value-type="float">
            <text:p>570</text:p>
          </table:table-cell>
          <table:table-cell table:formula="of:=(([.F8]-[.F7])/2)+[.F7]" office:value-type="float" office:value="592" calcext:value-type="float">
            <text:p>59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ERROR(1/(IFERROR(1/([.A8]*[.A$2]);0) + IFERROR(1/([.B8]*[.B$2]);0) + IFERROR(1/([.C8]*[.C$2]);0));0)" office:value-type="float" office:value="666.666666666667" calcext:value-type="float">
            <text:p>666.6666666667</text:p>
          </table:table-cell>
          <table:table-cell table:formula="of:=ROUND([.$D$2]/([.$D$2] + [.E8]) * 1024; 0)" office:value-type="float" office:value="614" calcext:value-type="float">
            <text:p>614</text:p>
          </table:table-cell>
          <table:table-cell table:formula="of:=(([.F9]-[.F8])/2)+[.F8]" office:value-type="float" office:value="633.5" calcext:value-type="float">
            <text:p>633.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IFERROR(1/(IFERROR(1/([.A9]*[.A$2]);0) + IFERROR(1/([.B9]*[.B$2]);0) + IFERROR(1/([.C9]*[.C$2]);0));0)" office:value-type="float" office:value="569.343065693431" calcext:value-type="float">
            <text:p>569.3430656934</text:p>
          </table:table-cell>
          <table:table-cell table:formula="of:=ROUND([.$D$2]/([.$D$2] + [.E9]) * 1024; 0)" office:value-type="float" office:value="653" calcext:value-type="float">
            <text:p>653</text:p>
          </table:table-cell>
          <table:table-cell table:formula="of:=(([.F10]-[.F9])/2)+[.F9]" office:value-type="float" office:value="838.5" calcext:value-type="float">
            <text:p>838.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IFERROR(1/(IFERROR(1/([.A10]*[.A$2]);0) + IFERROR(1/([.B10]*[.B$2]);0) + IFERROR(1/([.C10]*[.C$2]);0));0)" office:value-type="float" office:value="0" calcext:value-type="float">
            <text:p>0</text:p>
          </table:table-cell>
          <table:table-cell table:formula="of:=ROUND([.$D$2]/([.$D$2] + [.E10]) * 1024; 0)" office:value-type="float" office:value="1024" calcext:value-type="float">
            <text:p>1024</text:p>
          </table:table-cell>
          <table:table-cell table:formula="of:=(([.F11]-[.F10])/2)+[.F10]" office:value-type="float" office:value="512" calcext:value-type="float">
            <text:p>512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3:Sheet1.I1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20:12:15.761499569</meta:creation-date>
    <dc:date>2015-06-01T21:26:53.650689839</dc:date>
    <meta:editing-duration>PT12M26S</meta:editing-duration>
    <meta:editing-cycles>1</meta:editing-cycles>
    <meta:document-statistic meta:table-count="1" meta:cell-count="67" meta:object-count="0"/>
    <meta:generator>LibreOffice/4.4.2.2$Linux_X86_64 LibreOffice_project/40m0$Build-2</meta:generator>
  </office:meta>
</office:document-meta>
</file>